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28cm"/>
    </style:style>
    <style:style style:name="co2" style:family="table-column">
      <style:table-column-properties fo:break-before="auto" style:column-width="13.162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381cm" fo:break-before="auto" style:use-optimal-row-height="true"/>
    </style:style>
    <style:style style:name="ro5" style:family="table-row">
      <style:table-row-properties style:row-height="0.855cm" fo:break-before="auto" style:use-optimal-row-height="false"/>
    </style:style>
    <style:style style:name="ro6" style:family="table-row">
      <style:table-row-properties style:row-height="0.591cm" fo:break-before="auto" style:use-optimal-row-height="false"/>
    </style:style>
    <style:style style:name="ro7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1.03cm" fo:break-before="auto" style:use-optimal-row-height="false"/>
    </style:style>
    <style:style style:name="ro9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ce5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10. Wanhachoo kanaq</text:p>
          </table:table-cell>
          <table:table-cell table:style-name="ce1" office:value-type="string" calcext:value-type="string">
            <text:p>10. Sucedió en Huanja</text:p>
          </table:table-cell>
          <table:table-cell table:style-name="ce1" office:value-type="string" calcext:value-type="string">
            <text:p>10. Wanhachaw kanaq</text:p>
          </table:table-cell>
          <table:table-cell/>
        </table:table-row>
        <table:table-row table:style-name="ro2">
          <table:table-cell office:value-type="string" calcext:value-type="string">
            <text:p>Luis Rojas karqan Wanha nuna allaapa lisu, reqishqa meechoopis.</text:p>
          </table:table-cell>
          <table:table-cell table:style-name="ce5" office:value-type="string" calcext:value-type="string">
            <text:p>Luis Rojas fue un hombre de Huanja muy atrevido y conocido en todas partes.</text:p>
          </table:table-cell>
          <table:table-cell table:style-name="ce5" office:value-type="string" calcext:value-type="string">
            <text:p>Luis Rojas karqan Wanha nuna allaapa lisu, riqishqa maychawpis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Noqapis reqiimi.</text:p>
          </table:table-cell>
          <table:table-cell table:style-name="ce5" office:value-type="string" calcext:value-type="string">
            <text:p>Yo también le conocía.</text:p>
          </table:table-cell>
          <table:table-cell table:style-name="ce5" office:value-type="string" calcext:value-type="string">
            <text:p>Nuqapis riqiimi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Allaapa mantsaneepaqmi karqan.</text:p>
          </table:table-cell>
          <table:table-cell table:style-name="ce5" office:value-type="string" calcext:value-type="string">
            <text:p>Fue un hombre muy temible.</text:p>
          </table:table-cell>
          <table:table-cell table:style-name="ce5" office:value-type="string" calcext:value-type="string">
            <text:p>Allaapa mantsanaypaqmi karq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see nunam mayordomu kanaq San Isidruchoo Wanhachoo.</text:p>
          </table:table-cell>
          <table:table-cell table:style-name="ce5" office:value-type="string" calcext:value-type="string">
            <text:p>Ese hombre fue mayordomo para la fiesta de San Isidro en Huanja.</text:p>
          </table:table-cell>
          <table:table-cell table:style-name="ce5" office:value-type="string" calcext:value-type="string">
            <text:p>Tsay nunam mayordomu kanaq San Isidruchaw Wanhachaw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Llapantapis limpuna alistanaq fyestapaq, utsutsikur llapan qellinkunata.</text:p>
          </table:table-cell>
          <table:table-cell table:style-name="ce5" office:value-type="string" calcext:value-type="string">
            <text:p>Alistó todo para la fiesta, convidando a todos sus obsequiantes.</text:p>
          </table:table-cell>
          <table:table-cell table:style-name="ce5" office:value-type="string" calcext:value-type="string">
            <text:p>Llapantapis limpuna alistanaq fyestapaq, utsutsikur llapan qillinkunata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Naqana 15 de mayu serkamuptin, nunakunata minkakurir eellutsirqan yamtata i qaarata aswanampaq.</text:p>
          </table:table-cell>
          <table:table-cell table:style-name="ce5" office:value-type="string" calcext:value-type="string">
            <text:p>Cuando estaba ya muy cerca el 15 de Mayo, contrató a algunos hombres para recoger leña y penca para labrar chicha.</text:p>
          </table:table-cell>
          <table:table-cell table:style-name="ce5" office:value-type="string" calcext:value-type="string">
            <text:p>Naqana 15 de mayu serkamuptin, nunakunata minkakurir ayllutsirqan yamtata i qaarata aswananpaq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Ichik rikulla karnin allibwenu alisteekunaq huknin mayordomu mayinta limpu desafiyar.</text:p>
          </table:table-cell>
          <table:table-cell table:style-name="ce5" office:value-type="string" calcext:value-type="string">
            <text:p>Ya que era un poquito ricachito, alistó bien las cosas, desafiando al otro mayordomo.</text:p>
          </table:table-cell>
          <table:table-cell table:style-name="ce5" office:value-type="string" calcext:value-type="string">
            <text:p>Ichik rikulla karnin allibwenu alistaykunaq huknin mayordomu mayinta limpu desafiyar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Ishkee semana fyestapaq falteekaptin, minkakurqonaq chunka nunata yamtaman.</text:p>
          </table:table-cell>
          <table:table-cell table:style-name="ce5" office:value-type="string" calcext:value-type="string">
            <text:p>Cuando faltaron dos semanas para la fiesta, contrató a diez hombres para traer leña.</text:p>
          </table:table-cell>
          <table:table-cell table:style-name="ce5" office:value-type="string" calcext:value-type="string">
            <text:p>Ishkay semana fyestapaq faltaykaptin, minkakurqunaq chunka nunata yamtam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inyashta eewayaanaq ashnunkunawan yamta asheq.</text:p>
          </table:table-cell>
          <table:table-cell table:style-name="ce5" office:value-type="string" calcext:value-type="string">
            <text:p>Se fueron a Tinyash con sus burros a buscarla.</text:p>
          </table:table-cell>
          <table:table-cell table:style-name="ce5" office:value-type="string" calcext:value-type="string">
            <text:p>Tinyashta aywayaanaq ashnunkunawan yamta ashiq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Tsee llapan nunakuna Tinyashchoo wallupakureekaayaptin, yurikuriyaanaq waapu familya Yanakkuna.</text:p>
          </table:table-cell>
          <table:table-cell table:style-name="ce5" office:value-type="string" calcext:value-type="string">
            <text:p>Mientras todos esos hombres estaban cortando su madera en Tinyash, aparecieron algunos de la familia Yanac, enojados.</text:p>
          </table:table-cell>
          <table:table-cell table:style-name="ce5" office:value-type="string" calcext:value-type="string">
            <text:p>Tsay llapan nunakuna Tinyashchaw wallupakuraykaayaptin, yurikuriyaanaq waapu familya Yanakkuna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"Keechoo imatam ashiyanki?</text:p>
            <text:p/>
          </table:table-cell>
          <table:table-cell table:style-name="ce5" office:value-type="string" calcext:value-type="string">
            <text:p>Dijeron, "¿Qué buscan aquí?</text:p>
          </table:table-cell>
          <table:table-cell table:style-name="ce5" office:value-type="string" calcext:value-type="string">
            <text:p>"Kaychaw imatam ashiyanki?</text:p>
            <text:p/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Keeqa manam Luis Rojaspa chakrantsu.</text:p>
          </table:table-cell>
          <table:table-cell table:style-name="ce5" office:value-type="string" calcext:value-type="string">
            <text:p>Esta no es la chacra de Luis Rojas.</text:p>
          </table:table-cell>
          <table:table-cell table:style-name="ce5" office:value-type="string" calcext:value-type="string">
            <text:p>Kayqa manam Luis Rojaspa chakrantsu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Keepita yarquyee."</text:p>
          </table:table-cell>
          <table:table-cell table:style-name="ce5" office:value-type="string" calcext:value-type="string">
            <text:p>Salgan de aquí."</text:p>
          </table:table-cell>
          <table:table-cell table:style-name="ce5" office:value-type="string" calcext:value-type="string">
            <text:p>Kaypita yarquyay."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Nishpa limpu qarqarayaamunaq Wanha nunakunata hina purullata, asta waskankunatapis qochirkur.</text:p>
          </table:table-cell>
          <table:table-cell table:style-name="ce5" office:value-type="string" calcext:value-type="string">
            <text:p>Así diciendo, botaron a la fuerza a los hombres de Huanja, dejándolos con las manos vacías, hasta quitándoles sus sogas.</text:p>
          </table:table-cell>
          <table:table-cell table:style-name="ce5" office:value-type="string" calcext:value-type="string">
            <text:p>Nishpa limpu qarqarayaamunaq Wanha nunakunata hina purullata, asta waskankunatapis quchirkur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Peru Wanha nunakuna rogayaptin waskankunata entregayaamunaq.</text:p>
          </table:table-cell>
          <table:table-cell table:style-name="ce5" office:value-type="string" calcext:value-type="string">
            <text:p>Pero cuando los de Huanja les suplicaron, les devolvieron sus sogas.</text:p>
          </table:table-cell>
          <table:table-cell table:style-name="ce5" office:value-type="string" calcext:value-type="string">
            <text:p>Peru Wanha nunakuna rogayaptin waskankunata entregayaamunaq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Porfin fyesta chaaramunaq Wanhachooqa.</text:p>
          </table:table-cell>
          <table:table-cell table:style-name="ce5" office:value-type="string" calcext:value-type="string">
            <text:p>Por fin llegó la fiesta en Huanja.</text:p>
          </table:table-cell>
          <table:table-cell table:style-name="ce5" office:value-type="string" calcext:value-type="string">
            <text:p>Porfin fyesta chaaramunaq Wanhachawq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I Tinyash nunakuna shayaamurqonaq kinse diyaman rikaakoq.</text:p>
          </table:table-cell>
          <table:table-cell table:style-name="ce5" office:value-type="string" calcext:value-type="string">
            <text:p>Y algunos hombres de Huanja vinieron al día quince para observar.</text:p>
          </table:table-cell>
          <table:table-cell table:style-name="ce5" office:value-type="string" calcext:value-type="string">
            <text:p>I Tinyash nunakuna shayaamurqunaq kinse diyaman rikaakuq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Manaraq misa kaptinnash, Luis Rojasqa shinkarishqa purikaanaq i toparkuyan Tinyash nunakunawan.</text:p>
          </table:table-cell>
          <table:table-cell table:style-name="ce5" office:value-type="string" calcext:value-type="string">
            <text:p>Antes de la misa, Luis Rojas andaba picadito y se encontró con los hombres de Tinyash.</text:p>
          </table:table-cell>
          <table:table-cell table:style-name="ce5" office:value-type="string" calcext:value-type="string">
            <text:p>Manaraq misa kaptinnash, Luis Rojasqa shinkarishqa purikaanaq i toparkuyan Tinyash nunakunaw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seenam Luis Rojasqa ninaq, "Allim shayaamurqonki.</text:p>
          </table:table-cell>
          <table:table-cell table:style-name="ce5" office:value-type="string" calcext:value-type="string">
            <text:p>Entonces Luis Rojas dijo, "Bienvenidos.</text:p>
          </table:table-cell>
          <table:table-cell table:style-name="ce5" office:value-type="string" calcext:value-type="string">
            <text:p>Tsaynam Luis Rojasqa ninaq, "Allim shayaamurqunki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Aku wayita.</text:p>
          </table:table-cell>
          <table:table-cell table:style-name="ce5" office:value-type="string" calcext:value-type="string">
            <text:p>Vamos a la casa.</text:p>
          </table:table-cell>
          <table:table-cell table:style-name="ce5" office:value-type="string" calcext:value-type="string">
            <text:p>Aku wayit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Watukarayaamee.</text:p>
          </table:table-cell>
          <table:table-cell table:style-name="ce5" office:value-type="string" calcext:value-type="string">
            <text:p>Visítennos.</text:p>
          </table:table-cell>
          <table:table-cell table:style-name="ce5" office:value-type="string" calcext:value-type="string">
            <text:p>Watukarayaamay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Kushikiipaq uraayaamurqonki.</text:p>
          </table:table-cell>
          <table:table-cell table:style-name="ce5" office:value-type="string" calcext:value-type="string">
            <text:p>Me alegro que han bajado.</text:p>
          </table:table-cell>
          <table:table-cell table:style-name="ce5" office:value-type="string" calcext:value-type="string">
            <text:p>Kushikuypaq uraayaamurqunki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Aku aku wayita."</text:p>
          </table:table-cell>
          <table:table-cell table:style-name="ce5" office:value-type="string" calcext:value-type="string">
            <text:p>Vamos, vamos a la casa."</text:p>
          </table:table-cell>
          <table:table-cell table:style-name="ce5" office:value-type="string" calcext:value-type="string">
            <text:p>Aku aku wayita."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Tinyash nunakunaqa kushishqa eewayarqonaq i mana yarpayaanaqtsu sin yamta nunankunata qarqamushqanta.</text:p>
          </table:table-cell>
          <table:table-cell table:style-name="ce5" office:value-type="string" calcext:value-type="string">
            <text:p>Los señores de Tinyash fueron contentos y no recordaron que habían botado a sus hombres sin leña.</text:p>
          </table:table-cell>
          <table:table-cell table:style-name="ce5" office:value-type="string" calcext:value-type="string">
            <text:p>Tinyash nunakunaqa kushishqa aywayarqunaq i mana yarpayaanaqtsu sin yamta nunankunata qarqamushqant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Kushishqa eewayarqonaq.</text:p>
          </table:table-cell>
          <table:table-cell table:style-name="ce5" office:value-type="string" calcext:value-type="string">
            <text:p>Se fueron contentos.</text:p>
          </table:table-cell>
          <table:table-cell table:style-name="ce5" office:value-type="string" calcext:value-type="string">
            <text:p>Kushishqa aywayarqunaq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Mayordomupa wayinman chaariyaptinna, ninaq, "Pasakayaamii.</text:p>
          </table:table-cell>
          <table:table-cell table:style-name="ce5" office:value-type="string" calcext:value-type="string">
            <text:p>Cuando llegaron a la casa del mayordomo, éste dijo, "Adelante.</text:p>
          </table:table-cell>
          <table:table-cell table:style-name="ce5" office:value-type="string" calcext:value-type="string">
            <text:p>Mayordomupa wayinman chaariyaptinna, ninaq, "Pasakayaamuy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Hamakurishun kee wayi rurillam."</text:p>
          </table:table-cell>
          <table:table-cell table:style-name="ce5" office:value-type="string" calcext:value-type="string">
            <text:p>Vamos a descansar aquí dentro de la casa."</text:p>
          </table:table-cell>
          <table:table-cell table:style-name="ce5" office:value-type="string" calcext:value-type="string">
            <text:p>Hamakurishun kay wayi rurillam."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Yeekuriyaptinna taaratsir, apureellapa Luis Rojasqa hatun punkapa aswan qorinaq, huk botella hunta alkolninta.</text:p>
          </table:table-cell>
          <table:table-cell table:style-name="ce5" office:value-type="string" calcext:value-type="string">
            <text:p>Cuando entraron y les había invitado a sentarse, enseguida Luis Rojas les sirvió una ponga grande de chicha y una botella llena de alcohol.</text:p>
          </table:table-cell>
          <table:table-cell table:style-name="ce5" office:value-type="string" calcext:value-type="string">
            <text:p>Yaykuriyaptinna taaratsir, apurayllapa Luis Rojasqa hatun punkapa aswan qurinaq, huk botella hunta alkolnint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Ishkaqllam kayaanaq Tinyash nunakunaqa.</text:p>
          </table:table-cell>
          <table:table-cell table:style-name="ce5" office:value-type="string" calcext:value-type="string">
            <text:p>Fueron solamente dos los hombres de Tinyash.</text:p>
          </table:table-cell>
          <table:table-cell table:style-name="ce5" office:value-type="string" calcext:value-type="string">
            <text:p>Ishkaqllam kayaanaq Tinyash nunakunaq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Luis Rojasqa tseenin qorikur, limpu punkukunata wichqarir trankaramunaq.</text:p>
          </table:table-cell>
          <table:table-cell table:style-name="ce5" office:value-type="string" calcext:value-type="string">
            <text:p>Después de servirles eso, Luis Rojas cerró las puertas y las aseguró.</text:p>
          </table:table-cell>
          <table:table-cell table:style-name="ce5" office:value-type="string" calcext:value-type="string">
            <text:p>Luis Rojasqa tsaynin qurikur, limpu punkukunata wichqarir trankaramunaq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Despwes ninaq, "Apuradu kee upur ushayee.</text:p>
          </table:table-cell>
          <table:table-cell table:style-name="ce5" office:value-type="string" calcext:value-type="string">
            <text:p>Después dijo, "Terminen esto rápido.</text:p>
          </table:table-cell>
          <table:table-cell table:style-name="ce5" office:value-type="string" calcext:value-type="string">
            <text:p>Despwes ninaq, "Apuradu kay upur ushayay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Sitsun mana upur ushayanki, kee garutiwanmi washeekikunata pakimushaq.</text:p>
          </table:table-cell>
          <table:table-cell table:style-name="ce5" office:value-type="string" calcext:value-type="string">
            <text:p>Si no terminan de tomarlo, voy a romperles la columna vertebral con este bastón.</text:p>
          </table:table-cell>
          <table:table-cell table:style-name="ce5" office:value-type="string" calcext:value-type="string">
            <text:p>Sitsun mana upur ushayanki, kay garutiwanmi washaykikunata pakimushaq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Konke minkaakunata qarqayaamurqeeki sin yamta.</text:p>
          </table:table-cell>
          <table:table-cell table:style-name="ce5" office:value-type="string" calcext:value-type="string">
            <text:p>¡Conque han botado a mis obreros sin leña!</text:p>
          </table:table-cell>
          <table:table-cell table:style-name="ce5" office:value-type="string" calcext:value-type="string">
            <text:p>Konke minkaakunata qarqayaamurqayki sin yamta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Kananmi kee garutiwan wanutsiyashqeeki sitsun mana usheekuyanki kee aswata i botella alkolta.</text:p>
          </table:table-cell>
          <table:table-cell table:style-name="ce5" office:value-type="string" calcext:value-type="string">
            <text:p>Ahora con este bastón les voy a matar si no terminan esta chicha y la botella de alcohol.</text:p>
          </table:table-cell>
          <table:table-cell table:style-name="ce5" office:value-type="string" calcext:value-type="string">
            <text:p>Kananmi kay garutiwan wanutsiyashqayki sitsun mana ushaykuyanki kay aswata i botella alkolt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Noqaqa yamtata munarqaa santupaqmi, manam kikii weekakunaapaqtsu."</text:p>
          </table:table-cell>
          <table:table-cell table:style-name="ce5" office:value-type="string" calcext:value-type="string">
            <text:p>Yo quería la leña para el santo, no para mi propio uso."</text:p>
          </table:table-cell>
          <table:table-cell table:style-name="ce5" office:value-type="string" calcext:value-type="string">
            <text:p>Nuqaqa yamtata munarqaa santupaqmi, manam kikii waykakunaapaqtsu."</text:p>
          </table:table-cell>
          <table:table-cell office:value-type="string" calcext:value-type="string">
            <text:p>CRH, Cap.10</text:p>
          </table:table-cell>
        </table:table-row>
        <table:table-row table:style-name="ro4">
          <table:table-cell office:value-type="string" calcext:value-type="string">
            <text:p>Tseenoo Luis nunakunata niptin, llapan tseechoo rikaakoqkunapis ewkuyaanaq apurakacheepa porke pipis meepis reqiyarqan, tseenoo allaapa lisu kashqanta musyar.</text:p>
          </table:table-cell>
          <table:table-cell table:style-name="ce5" office:value-type="string" calcext:value-type="string">
            <text:p>Cuando Luis habló así a los hombres, todos los espectadores allí se retiraron rápido porque todos lo conocían y sabían que era muy atrevido así.</text:p>
          </table:table-cell>
          <table:table-cell table:style-name="ce5" office:value-type="string" calcext:value-type="string">
            <text:p>Tsaynaw Luis nunakunata niptin, llapan tsaychaw rikaakuqkunapis aywakuyaanaq apurakachaypa porke pipis maypis riqiyarqan, tsaynaw allaapa lisu kashqanta musyar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Papaaniipis tseechooshi kanaq.</text:p>
          </table:table-cell>
          <table:table-cell table:style-name="ce5" office:value-type="string" calcext:value-type="string">
            <text:p>Mi papá también estuvo allí.</text:p>
          </table:table-cell>
          <table:table-cell table:style-name="ce5" office:value-type="string" calcext:value-type="string">
            <text:p>Papaaniipis tsaychawshi kanaq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Peepis apuradu ewkunaq.</text:p>
          </table:table-cell>
          <table:table-cell table:style-name="ce5" office:value-type="string" calcext:value-type="string">
            <text:p>El también se retiró rápidamente.</text:p>
          </table:table-cell>
          <table:table-cell table:style-name="ce5" office:value-type="string" calcext:value-type="string">
            <text:p>Paypis apuradu aywakunaq.</text:p>
          </table:table-cell>
          <table:table-cell office:value-type="string" calcext:value-type="string">
            <text:p>CRH, Cap.10</text:p>
          </table:table-cell>
        </table:table-row>
        <table:table-row table:style-name="ro5">
          <table:table-cell office:value-type="string" calcext:value-type="string">
            <text:p>Manana tseechoo kedayaanaqtsu, imanooraq kakuyarqan tsee Tinyash nunakunawan.</text:p>
          </table:table-cell>
          <table:table-cell table:style-name="ce5" office:value-type="string" calcext:value-type="string">
            <text:p>Ya que no se quedaron allí, no sabían qué sucedió a los hombres de Tinyash.</text:p>
          </table:table-cell>
          <table:table-cell table:style-name="ce5" office:value-type="string" calcext:value-type="string">
            <text:p>Manana tsaychaw kedayaanaqtsu, imanawraq kakuyarqan tsay Tinyash nunakunawan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Tsee nunaqa allaapa mantsee kanaq Wanhachoo i hinantinchoopis reqishqa i mantseepaq.</text:p>
          </table:table-cell>
          <table:table-cell table:style-name="ce5" office:value-type="string" calcext:value-type="string">
            <text:p>Ese hombre era muy temible en Huanja y en todas partes conocido por su ferocidad.</text:p>
          </table:table-cell>
          <table:table-cell table:style-name="ce5" office:value-type="string" calcext:value-type="string">
            <text:p>Tsay nunaqa allaapa mantsay kanaq Wanhachaw i hinantinchawpis riqishqa i mantsaypaq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Huk besnam tsee nuna maa eewanaq hina fyestaman Markaqta.</text:p>
          </table:table-cell>
          <table:table-cell table:style-name="ce5" office:value-type="string" calcext:value-type="string">
            <text:p>Una vez ese hombre fue a Marcac a otra fiesta.</text:p>
          </table:table-cell>
          <table:table-cell table:style-name="ce5" office:value-type="string" calcext:value-type="string">
            <text:p>Huk besnam tsay nuna maa aywanaq hina fyestaman Markaqt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seechoonam allibwenu machanaq.</text:p>
          </table:table-cell>
          <table:table-cell table:style-name="ce5" office:value-type="string" calcext:value-type="string">
            <text:p>Allí se emborrachó.</text:p>
          </table:table-cell>
          <table:table-cell table:style-name="ce5" office:value-type="string" calcext:value-type="string">
            <text:p>Tsaychawnam allibwenu machanaq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Nikarnam toparkuyaanaq huk marka mayinwan.</text:p>
          </table:table-cell>
          <table:table-cell table:style-name="ce5" office:value-type="string" calcext:value-type="string">
            <text:p>En eso se encontró con un paisano suyo.</text:p>
          </table:table-cell>
          <table:table-cell table:style-name="ce5" office:value-type="string" calcext:value-type="string">
            <text:p>Nikarnam toparkuyaanaq huk marka mayinw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Bernardo Cacham hutin karqan.</text:p>
          </table:table-cell>
          <table:table-cell table:style-name="ce5" office:value-type="string" calcext:value-type="string">
            <text:p>Ese se llamaba Bernardo Cacha.</text:p>
          </table:table-cell>
          <table:table-cell table:style-name="ce5" office:value-type="string" calcext:value-type="string">
            <text:p>Bernardo Cacham hutin karq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seeqa Chontayoqchoomi masha karqan.</text:p>
          </table:table-cell>
          <table:table-cell table:style-name="ce5" office:value-type="string" calcext:value-type="string">
            <text:p>Él era yerno en Chontayoc.</text:p>
          </table:table-cell>
          <table:table-cell table:style-name="ce5" office:value-type="string" calcext:value-type="string">
            <text:p>Tsayqa Chontayuqchawmi masha karq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Ishkampis machashqa pelyar qallakiikuyaanaq.</text:p>
          </table:table-cell>
          <table:table-cell table:style-name="ce5" office:value-type="string" calcext:value-type="string">
            <text:p>Los dos borrachos comenzaron a pelear.</text:p>
          </table:table-cell>
          <table:table-cell table:style-name="ce5" office:value-type="string" calcext:value-type="string">
            <text:p>Ishkanpis machashqa pelyar qallakuykuyaanaq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Tseenam Luis Rojasqa bulsikumpita kutsilluta horqaramur, maa tuksikunaq Berna Cachataqa.</text:p>
          </table:table-cell>
          <table:table-cell table:style-name="ce5" office:value-type="string" calcext:value-type="string">
            <text:p>Entonces Luis Rojas sacó un cuchillo de su bolsillo y le dio una estocada a Berna Cacha.</text:p>
          </table:table-cell>
          <table:table-cell table:style-name="ce5" office:value-type="string" calcext:value-type="string">
            <text:p>Tsaynam Luis Rojasqa bulsikunpita kutsilluta hurqaramur, maa tuksikunaq Berna Cachataq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Peenam huklla safeekunaq i tsariramunaq rinrinchoo kutsillu.</text:p>
          </table:table-cell>
          <table:table-cell table:style-name="ce5" office:value-type="string" calcext:value-type="string">
            <text:p>Este saltó a un lado y el cuchillo le agarró en la oreja.</text:p>
          </table:table-cell>
          <table:table-cell table:style-name="ce5" office:value-type="string" calcext:value-type="string">
            <text:p>Paynam huklla safaykunaq i tsariramunaq rinrinchaw kutsillu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Roqurapunaq.</text:p>
          </table:table-cell>
          <table:table-cell table:style-name="ce5" office:value-type="string" calcext:value-type="string">
            <text:p>Se la cortó.</text:p>
          </table:table-cell>
          <table:table-cell table:style-name="ce5" office:value-type="string" calcext:value-type="string">
            <text:p>Ruqurapunaq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Yawarnin allaapa shamuptin, tseenam Luistaqa qatipakuyaanaq fyestachoo kaq nunakunaqa.</text:p>
          </table:table-cell>
          <table:table-cell table:style-name="ce5" office:value-type="string" calcext:value-type="string">
            <text:p>Cuando salió bastante sangre, los hombres de la fiesta persiguieron a Luis.</text:p>
          </table:table-cell>
          <table:table-cell table:style-name="ce5" office:value-type="string" calcext:value-type="string">
            <text:p>Yawarnin allaapa shamuptin, tsaynam Luistaqa qatipakuyaanaq fyestachaw kaq nunakunaqa.</text:p>
          </table:table-cell>
          <table:table-cell office:value-type="string" calcext:value-type="string">
            <text:p>CRH, Cap.10</text:p>
          </table:table-cell>
        </table:table-row>
        <table:table-row table:style-name="ro6">
          <table:table-cell office:value-type="string" calcext:value-type="string">
            <text:p>Pee Luistaqa eewakunaq derechu mayuman.</text:p>
          </table:table-cell>
          <table:table-cell table:style-name="ce5" office:value-type="string" calcext:value-type="string">
            <text:p>Él, Luis, se fue derecho al río.</text:p>
          </table:table-cell>
          <table:table-cell table:style-name="ce5" office:value-type="string" calcext:value-type="string">
            <text:p>Pay Luistaqa aywakunaq derechu mayum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"Kananmi ushakaarii.</text:p>
          </table:table-cell>
          <table:table-cell table:style-name="ce5" office:value-type="string" calcext:value-type="string">
            <text:p>"Ahora termino mi vida.</text:p>
          </table:table-cell>
          <table:table-cell table:style-name="ce5" office:value-type="string" calcext:value-type="string">
            <text:p>"Kananmi ushakaarii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Manam ni pi presu apamanqatsu," nishpam, eeqikunaq tseeta ureeta.</text:p>
          </table:table-cell>
          <table:table-cell table:style-name="ce5" office:value-type="string" calcext:value-type="string">
            <text:p>Nadie me ve a llevar preso," dijo y corrió allí abajo.</text:p>
          </table:table-cell>
          <table:table-cell table:style-name="ce5" office:value-type="string" calcext:value-type="string">
            <text:p>Manam ni pi presu apamanqatsu," nishpam, ayqikunaq tsayta urayt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Qatiparninnam tsarikayaamunaq.</text:p>
          </table:table-cell>
          <table:table-cell table:style-name="ce5" office:value-type="string" calcext:value-type="string">
            <text:p>Lo persiguieron y lo chaparon.</text:p>
          </table:table-cell>
          <table:table-cell table:style-name="ce5" office:value-type="string" calcext:value-type="string">
            <text:p>Qatiparninnam tsarikayaamunaq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Tseenash Luisqa riwikushpanalla nawinta kutarinaq heellana ardeepa.</text:p>
          </table:table-cell>
          <table:table-cell table:style-name="ce5" office:value-type="string" calcext:value-type="string">
            <text:p>Entonces Luis jaló, libró su mano y se dio un puñete en el ojo de propósito.</text:p>
          </table:table-cell>
          <table:table-cell table:style-name="ce5" office:value-type="string" calcext:value-type="string">
            <text:p>Tsaynash Luisqa riwikushpanalla nawinta kutarinaq hayllana ardaypa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Qemtsirinaq, "Noqapatam puntata nawiita pashtamushqa," nishpa.</text:p>
          </table:table-cell>
          <table:table-cell table:style-name="ce5" office:value-type="string" calcext:value-type="string">
            <text:p>Después cerró su ojo y dijo, "Él (Bernardo Cacha) me reventó el ojo primero.</text:p>
          </table:table-cell>
          <table:table-cell table:style-name="ce5" office:value-type="string" calcext:value-type="string">
            <text:p>Qimtsirinaq, "Nuqapatam puntata nawiita pashtamushqa," nishpa.</text:p>
          </table:table-cell>
          <table:table-cell office:value-type="string" calcext:value-type="string">
            <text:p>CRH, Cap.10</text:p>
          </table:table-cell>
        </table:table-row>
        <table:table-row table:style-name="ro7">
          <table:table-cell office:value-type="string" calcext:value-type="string">
            <text:p>Markaq nunakunaqa waskawan limpu makinta chakinta pankarkur, heqaratsiyarqonaq Waras derechu wiskutaqa.</text:p>
          </table:table-cell>
          <table:table-cell table:style-name="ce5" office:value-type="string" calcext:value-type="string">
            <text:p>Los hombres de Marcac le amarraron bien manos y pies y enseguida lo llevaron tuerto a Huaraz.</text:p>
          </table:table-cell>
          <table:table-cell table:style-name="ce5" office:value-type="string" calcext:value-type="string">
            <text:p>Markaq nunakunaqa waskawan limpu makinta chakinta pankarkur, hiqaratsiyarqunaq Waras derechu wiskutaq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see mañosu nuna hina keekaq wisku tukushqallash.</text:p>
          </table:table-cell>
          <table:table-cell table:style-name="ce5" office:value-type="string" calcext:value-type="string">
            <text:p>Ese hombre mañoso seguía así fingiéndose tuerto.</text:p>
          </table:table-cell>
          <table:table-cell table:style-name="ce5" office:value-type="string" calcext:value-type="string">
            <text:p>Tsay mañosu nuna hina kaykaq wisku tukushqallash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Berna Cachataqa apakuyaanaq kirmapa ospitalman.</text:p>
          </table:table-cell>
          <table:table-cell table:style-name="ce5" office:value-type="string" calcext:value-type="string">
            <text:p>Por mientras llevaron a Berna Cacha al hospital en camilla.</text:p>
          </table:table-cell>
          <table:table-cell table:style-name="ce5" office:value-type="string" calcext:value-type="string">
            <text:p>Berna Cachataqa apakuyaanaq kirmapa ospitalm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Noqapis ichikllallanran karqaa.</text:p>
          </table:table-cell>
          <table:table-cell table:style-name="ce5" office:value-type="string" calcext:value-type="string">
            <text:p>Yo era todavía muy chiquito.</text:p>
          </table:table-cell>
          <table:table-cell table:style-name="ce5" office:value-type="string" calcext:value-type="string">
            <text:p>Nuqapis ichikllallanran karqa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Papaaniitam yanapeekarqaa belonta rurar.</text:p>
          </table:table-cell>
          <table:table-cell table:style-name="ce5" office:value-type="string" calcext:value-type="string">
            <text:p>Estaba ayudando a mi papá haciendo velón.</text:p>
          </table:table-cell>
          <table:table-cell table:style-name="ce5" office:value-type="string" calcext:value-type="string">
            <text:p>Papaaniitam yanapaykarqaa belonta rurar.</text:p>
          </table:table-cell>
          <table:table-cell office:value-type="string" calcext:value-type="string">
            <text:p>CRH, Cap.10</text:p>
          </table:table-cell>
        </table:table-row>
        <table:table-row table:style-name="ro8">
          <table:table-cell office:value-type="string" calcext:value-type="string">
            <text:p/>
            <text:p/>
            <text:p>Tseemi tseeman willakarayaamurqan, "Luis Rojasshi Berna Cachata wanuratsishqa," nishpa.</text:p>
          </table:table-cell>
          <table:table-cell table:style-name="ce5" office:value-type="string" calcext:value-type="string">
            <text:p>Entonces llegaron allí y contaron, "Dicen que Luis Rojas ha matado a Berna Cacha."</text:p>
          </table:table-cell>
          <table:table-cell table:style-name="ce5" office:value-type="string" calcext:value-type="string">
            <text:p/>
            <text:p/>
            <text:p>Tsaymi tsayman willakarayaamurqan, "Luis Rojasshi Berna Cachata wanuratsishqa," nishp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<text:span text:style-name="T1">"Meechooraq." </text:span>niptinnam, niyarqan, "Markaq fyestachooshi.</text:p>
          </table:table-cell>
          <table:table-cell table:style-name="ce5" office:value-type="string" calcext:value-type="string">
            <text:p>Mi papá preguntó, "¿Dónde." Contestaron, "En la fiesta de Marcac.</text:p>
          </table:table-cell>
          <table:table-cell table:style-name="ce5" office:value-type="string" calcext:value-type="string">
            <text:p>"Maychawraq." niptinnam, niyarqan, "Markaq fyestachawshi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Apakureekaayan kirmawanmi.</text:p>
          </table:table-cell>
          <table:table-cell table:style-name="ce5" office:value-type="string" calcext:value-type="string">
            <text:p>Están llevándolo en camilla.</text:p>
          </table:table-cell>
          <table:table-cell table:style-name="ce5" office:value-type="string" calcext:value-type="string">
            <text:p>Apakuraykaayan kirmawanmi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Naqanachi Warasman yeekutsiyan.</text:p>
          </table:table-cell>
          <table:table-cell table:style-name="ce5" office:value-type="string" calcext:value-type="string">
            <text:p>Ahora seguramente están por llegar con él a Huaraz.</text:p>
          </table:table-cell>
          <table:table-cell table:style-name="ce5" office:value-type="string" calcext:value-type="string">
            <text:p>Naqanachi Warasman yaykutsiy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I Luistapis apayan limpu leyashqam.</text:p>
          </table:table-cell>
          <table:table-cell table:style-name="ce5" office:value-type="string" calcext:value-type="string">
            <text:p>Y a Luis lo llevan bien amarrado.</text:p>
          </table:table-cell>
          <table:table-cell table:style-name="ce5" office:value-type="string" calcext:value-type="string">
            <text:p>I Luistapis apayan limpu leyashqam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Peepapis nawinshi pashtashqa."</text:p>
          </table:table-cell>
          <table:table-cell table:style-name="ce5" office:value-type="string" calcext:value-type="string">
            <text:p>Dicen que de él también le ha reventado su ojo."</text:p>
          </table:table-cell>
          <table:table-cell table:style-name="ce5" office:value-type="string" calcext:value-type="string">
            <text:p>Paypapis nawinshi pashtashqa."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seemi tseeta wiyar noqakunapis allaapa llakiyarqaa.</text:p>
          </table:table-cell>
          <table:table-cell table:style-name="ce5" office:value-type="string" calcext:value-type="string">
            <text:p>Entonces oyendo esas noticias nosotros estábamos muy tristes.</text:p>
          </table:table-cell>
          <table:table-cell table:style-name="ce5" office:value-type="string" calcext:value-type="string">
            <text:p>Tsaymi tsayta wiyar nuqakunapis allaapa llakiyarqaa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Ospitalchoonash rinrinta shumaqlla hirarayaapunaq don Berna Cachapataqa.</text:p>
          </table:table-cell>
          <table:table-cell table:style-name="ce5" office:value-type="string" calcext:value-type="string">
            <text:p>En el hospital cosieron bonito su oreja a Don Berna Cacha.</text:p>
          </table:table-cell>
          <table:table-cell table:style-name="ce5" office:value-type="string" calcext:value-type="string">
            <text:p>Ospitalchawnash rinrinta shumaqlla hirarayaapunaq don Berna Cachapataq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Semanatam yarqamurqan kachakaarir ospitalpita.</text:p>
          </table:table-cell>
          <table:table-cell table:style-name="ce5" office:value-type="string" calcext:value-type="string">
            <text:p>Después de una semana salió del hospital casi sano.</text:p>
          </table:table-cell>
          <table:table-cell table:style-name="ce5" office:value-type="string" calcext:value-type="string">
            <text:p>Semanatam yarqamurqan kachakaarir ospitalpit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Luis hojasqa hina wiskulla kakunaq kwartelchoopis.</text:p>
          </table:table-cell>
          <table:table-cell table:style-name="ce5" office:value-type="string" calcext:value-type="string">
            <text:p>Luis Rojas siguió tuerto en el cuartel.</text:p>
          </table:table-cell>
          <table:table-cell table:style-name="ce5" office:value-type="string" calcext:value-type="string">
            <text:p>Luis Rojasqa hina wiskulla kakunaq kwartelchawpis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seepita yarqaramur orana nawinta kicharinaq yameellata.</text:p>
          </table:table-cell>
          <table:table-cell table:style-name="ce5" office:value-type="string" calcext:value-type="string">
            <text:p>El momento que salió de allí abrió su ojo, sano no más.</text:p>
          </table:table-cell>
          <table:table-cell table:style-name="ce5" office:value-type="string" calcext:value-type="string">
            <text:p>Tsaypita yarqaramur orana nawinta kicharinaq yamayllata.</text:p>
          </table:table-cell>
          <table:table-cell office:value-type="string" calcext:value-type="string">
            <text:p>CRH, Cap.10</text:p>
          </table:table-cell>
        </table:table-row>
        <table:table-row table:style-name="ro9">
          <table:table-cell office:value-type="string" calcext:value-type="string">
            <text:p>I llapan hampikur gastashqantam pagatsiyaanaq Luistaqa.</text:p>
          </table:table-cell>
          <table:table-cell table:style-name="ce5" office:value-type="string" calcext:value-type="string">
            <text:p>Y a Luis le hicieron pagar todo lo que el otro habla gastado en medicinas.</text:p>
          </table:table-cell>
          <table:table-cell table:style-name="ce5" office:value-type="string" calcext:value-type="string">
            <text:p>I llapan hampikur gastashqantam pagatsiyaanaq Luistaq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I despwes allaapash kastigayaanaq tsee nunata tseeta rurashqanta.</text:p>
          </table:table-cell>
          <table:table-cell table:style-name="ce5" office:value-type="string" calcext:value-type="string">
            <text:p>Y además castigaron duro a ese hombre por lo que había hecho.</text:p>
          </table:table-cell>
          <table:table-cell table:style-name="ce5" office:value-type="string" calcext:value-type="string">
            <text:p>I despwes allaapash kastigayaanaq tsay nunata tsayta rurashqanta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Tsee nunata imee orapis apakiikaayaqshi presu tseenoo maqakushqampita, suwakushqampita.</text:p>
          </table:table-cell>
          <table:table-cell table:style-name="ce5" office:value-type="string" calcext:value-type="string">
            <text:p>A ese hombre cada rato estaban llevándolo preso por pegar así a la gente o por robar.</text:p>
          </table:table-cell>
          <table:table-cell table:style-name="ce5" office:value-type="string" calcext:value-type="string">
            <text:p>Tsay nunata imay orapis apakuykaayaqshi presu tsaynaw maqakushqanpita, suwakushqanpit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seeshi kwartelchoopis peetaqa limpu reqiyaqna.</text:p>
          </table:table-cell>
          <table:table-cell table:style-name="ce5" office:value-type="string" calcext:value-type="string">
            <text:p>Por eso dicen que en el cuartel ya le conocían bien.</text:p>
          </table:table-cell>
          <table:table-cell table:style-name="ce5" office:value-type="string" calcext:value-type="string">
            <text:p>Tsayshi kwartelchawpis paytaqa limpu riqiyaqna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Kada chaatsiyaptin maqayaq.</text:p>
          </table:table-cell>
          <table:table-cell table:style-name="ce5" office:value-type="string" calcext:value-type="string">
            <text:p>Cada vez que llegó le pegaban.</text:p>
          </table:table-cell>
          <table:table-cell table:style-name="ce5" office:value-type="string" calcext:value-type="string">
            <text:p>Kada chaatsiyaptin maqayaq.</text:p>
          </table:table-cell>
          <table:table-cell office:value-type="string" calcext:value-type="string">
            <text:p>CRH, Cap.10</text:p>
          </table:table-cell>
        </table:table-row>
        <table:table-row table:style-name="ro2">
          <table:table-cell office:value-type="string" calcext:value-type="string">
            <text:p>Peetaqa apayaq gwardyakunapis, o mana tseeshi tenyenti gobernador atskaq ahentikunawan.</text:p>
          </table:table-cell>
          <table:table-cell table:style-name="ce5" office:value-type="string" calcext:value-type="string">
            <text:p>Lo llevaban guardias, o sino el teniente gobernador con varios agentes.</text:p>
          </table:table-cell>
          <table:table-cell table:style-name="ce5" office:value-type="string" calcext:value-type="string">
            <text:p>Paytaqa apayaq gwardyakunapis, o mana tsayshi tenyenti gobernador atskaq ahentikunawan.</text:p>
          </table:table-cell>
          <table:table-cell office:value-type="string" calcext:value-type="string">
            <text:p>CRH, Cap.10</text:p>
          </table:table-cell>
        </table:table-row>
        <table:table-row table:style-name="ro3">
          <table:table-cell office:value-type="string" calcext:value-type="string">
            <text:p>Tseenoomi ushan.</text:p>
          </table:table-cell>
          <table:table-cell table:style-name="ce5" office:value-type="string" calcext:value-type="string">
            <text:p>Así termina.</text:p>
          </table:table-cell>
          <table:table-cell table:style-name="ce5" office:value-type="string" calcext:value-type="string">
            <text:p>Tsaynawmi ushan.</text:p>
          </table:table-cell>
          <table:table-cell office:value-type="string" calcext:value-type="string">
            <text:p>CRH, Cap.10</text:p>
          </table:table-cell>
        </table:table-row>
        <table:table-row table:style-name="ro1" table:number-rows-repeated="104849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2:01:48.523663086</meta:creation-date>
    <dc:date>2022-11-16T18:43:38.443256809</dc:date>
    <meta:editing-duration>PT1H24M39S</meta:editing-duration>
    <meta:editing-cycles>8</meta:editing-cycles>
    <meta:generator>LibreOffice/7.3.6.2$Linux_X86_64 LibreOffice_project/30$Build-2</meta:generator>
    <meta:document-statistic meta:table-count="1" meta:cell-count="319" meta:object-count="0"/>
  </office:meta>
</office:document-meta>
</file>